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6.912cm" fo:margin-left="0.095cm" table:align="left"/>
    </style:style>
    <style:style style:name="Таблица1.A" style:family="table-column">
      <style:table-column-properties style:column-width="0.706cm"/>
    </style:style>
    <style:style style:name="Таблица1.B" style:family="table-column">
      <style:table-column-properties style:column-width="7.497cm"/>
    </style:style>
    <style:style style:name="Таблица1.C" style:family="table-column">
      <style:table-column-properties style:column-width="8.7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1cd76f"/>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T1" style:family="text">
      <style:text-properties officeooo:rsid="001c0d9f"/>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adoop Interview Questions and Answers 2021</text:h>
      <text:p text:style-name="Text_20_body"/>
      <text:p text:style-name="Text_20_body"/>
      <table:table table:name="Таблица1" table:style-name="Таблица1">
        <table:table-column table:style-name="Таблица1.A"/>
        <table:table-column table:style-name="Таблица1.B"/>
        <table:table-column table:style-name="Таблица1.C"/>
        <table:table-row table:style-name="TableLine94190912643920">
          <table:table-cell table:style-name="Таблица1.A1" office:value-type="string">
            <text:p text:style-name="Table_20_Contents"/>
          </table:table-cell>
          <table:table-cell table:style-name="Таблица1.A1" office:value-type="string">
            <text:p text:style-name="Table_20_Contents"><text:span text:style-name="Strong_20_Emphasis">What is the difference between Hadoop and Traditional RDBMS?</text:span></text:p>
          </table:table-cell>
          <table:table-cell table:style-name="Таблица1.C1" office:value-type="string">
            <text:p text:style-name="Table_20_Contents">https://www.projectpro.io/article/top-100-hadoop-interview-questions-and-answers-2021/159</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text:span text:style-name="Strong_20_Emphasis">2. What do the four V’s of Big Data denote?</text:span> </text:p>
          </table:table-cell>
          <table:table-cell table:style-name="Таблица1.C2" office:value-type="string">
            <text:p text:style-name="Table_20_Contents">2. Что обозначают четыре буквы «V» больших данных?</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ext_20_body"><text:span text:style-name="T1">I</text:span>BM has a nice, simple explanation for the four critical features of <text:a xlink:type="simple" xlink:href="https://www.projectpro.io/article/top-20-big-data-project-ideas-for-beginners-in-2021/426" office:target-frame-name="_blank" xlink:show="new" text:style-name="Internet_20_link" text:visited-style-name="Visited_20_Internet_20_Link">big data:</text:a><text:line-break/>a) Volume –Scale of data<text:line-break/>b) Velocity –Analysis of streaming data<text:line-break/>c) Variety – Different forms of data<text:line-break/>d) Veracity –Uncertainty of data</text:p>
            <text:p text:style-name="Text_20_body">Here is an explanatory video on the four V’s of Big Data</text:p>
            <text:p text:style-name="Table_20_Contents"/>
          </table:table-cell>
          <table:table-cell table:style-name="Таблица1.C2" office:value-type="string">
            <text:p text:style-name="Table_20_Contents">У IBM есть приятное и простое объяснение четырех важнейших характеристик больших данных:<text:line-break/>а) Объем - Масштаб данных<text:line-break/>б) Скорость - анализ потоковой передачи данных<text:line-break/>в) Разнообразие - разные формы данных<text:line-break/>г) Достоверность - достоверность данных.</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text:span text:style-name="Strong_20_Emphasis">3. How big data analysis helps businesses increase their revenue? Give example.</text:span></text:p>
          </table:table-cell>
          <table:table-cell table:style-name="Таблица1.C2" office:value-type="string">
            <text:p text:style-name="Table_20_Contents">Как анализ больших данных помогает предприятиям увеличить свои доходы? Приведите пример.</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Big data analysis is helping businesses differentiate themselves – for example Walmart the world’s largest retailer in 2014 in terms of revenue - is using big data analytics to increase its sales through better predictive analytics, providing customized recommendations and launching new products based on customer preferences and needs. Walmart observed a significant 10% to 15% increase in online sales for $1 billion in incremental revenue. There are many more companies like Facebook, Twitter, LinkedIn, Pandora, JPMorgan Chase, Bank of America, etc. using big data analytics to boost their revenue.</text:p>
          </table:table-cell>
          <table:table-cell table:style-name="Таблица1.C2" office:value-type="string">
            <text:p text:style-name="Table_20_Contents">Анализ больших данных помогает компаниям дифференцировать себя - например, Walmart, крупнейший в мире розничный торговец в 2014 году с точки зрения доходов, использует аналитику больших данных для увеличения своих продаж за счет более совершенной прогнозной аналитики, предоставления индивидуальных рекомендаций и запуска новых продуктов на основе предпочтений и потребностей клиентов. . Walmart зафиксировал значительный рост онлайн-продаж на 10-15%, что принесло дополнительный доход в размере 1 миллиарда долларов. Есть еще много компаний, таких как Facebook, Twitter, LinkedIn, Pandora, JPMorgan Chase, Bank of America и т. Д., Использующих аналитику больших данных для увеличения своих доходов.</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text:span text:style-name="Strong_20_Emphasis">4. Name some companies that use Hadoop.</text:span> </text:p>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ext_20_body">Yahoo (One of the biggest user &amp; more than 80% code contributor to Hadoop)<text:line-break/><text:soft-page-break/>Facebook<text:line-break/>Netflix<text:line-break/>Amazon<text:line-break/>Adobe<text:line-break/>eBay<text:line-break/>Hulu<text:line-break/>Spotify<text:line-break/>Rubikloud<text:line-break/>Twitter</text:p>
            <text:p text:style-name="Text_20_body">Click on this link to view a detailed <text:a xlink:type="simple" xlink:href="https://www.projectpro.io/article/top-10-industries-using-big-data-and-121-companies-who-hire-hadoop-developers/69" office:target-frame-name="_blank" xlink:show="new" text:style-name="Internet_20_link" text:visited-style-name="Visited_20_Internet_20_Link">list of some of the top companies using Hadoop</text:a>.</text:p>
            <text:p text:style-name="Table_20_Contents"/>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text:span text:style-name="Strong_20_Emphasis">5. Differentiate between Structured and Unstructured data.</text:span></text:p>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ext_20_body">Data that can be stored in traditional database systems in the form of rows and columns, for example, the online purchase transactions can be referred to as Structured Data. Data that can be stored only partially in traditional database systems, for example, data in XML records can be referred to as semi-structured data. Unorganized and raw data that cannot be categorized as semi-structured or structured data is referred to as unstructured data. Facebook updates, tweets on Twitter, Reviews, weblogs, etc. are all examples of unstructured data.</text:p>
            <text:p text:style-name="Text_20_body">Structured data: Schema-based data, Datastore in SQL, Postgresql databases etc</text:p>
            <text:p text:style-name="Text_20_body">Semi-structured data : Json objects , json arrays, csv , txt ,xlsx files,web logs ,tweets  etc</text:p>
            <text:p text:style-name="Text_20_body">Unstructured data : Audio, Video files, etc</text:p>
            <text:p text:style-name="Table_20_Contents"/>
          </table:table-cell>
          <table:table-cell table:style-name="Таблица1.C2" office:value-type="string">
            <text:p text:style-name="Table_20_Contents">Данные, которые могут храниться в традиционных системах баз данных в виде строк и столбцов, например транзакции онлайн-покупок, могут называться структурированными данными. Данные, которые могут храниться только частично в традиционных системах баз данных, например данные в записях XML, могут называться частично структурированными данными. Неорганизованные и необработанные данные, которые нельзя отнести к категории полуструктурированных или структурированных данных, называются неструктурированными данными. Обновления Facebook, твиты в Twitter, обзоры, веб-журналы и т. Д. - все это примеры неструктурированных данных.<text:line-break/><text:line-break/>Структурированные данные: данные на основе схемы, хранилище данных в SQL, базы данных Postgresql и т. Д.<text:line-break/><text:line-break/>Полуструктурированные данные: объекты Json, массивы json, файлы csv, txt, xlsx, веб-журналы, твиты и т. Д.<text:line-break/><text:line-break/>Неструктурированные данные: аудио, видео файлы и т. Д.</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text:span text:style-name="Strong_20_Emphasis">6. On what concept the Hadoop framework works?</text:span> </text:p>
          </table:table-cell>
          <table:table-cell table:style-name="Таблица1.C2" office:value-type="string">
            <text:p text:style-name="Table_20_Contents">6. По какой концепции работает фреймворк Hadoop?</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ext_20_body">Hadoop Framework works on the following two core components-</text:p>
            <text:p text:style-name="Text_20_body">1)HDFS – <text:a xlink:type="simple" xlink:href="https://www.projectpro.io/hadoop-course/hdfs" office:target-frame-name="_blank" xlink:show="new" text:style-name="Internet_20_link" text:visited-style-name="Visited_20_Internet_20_Link">Hadoop Distributed File </text:a><text:soft-page-break/><text:a xlink:type="simple" xlink:href="https://www.projectpro.io/hadoop-course/hdfs" office:target-frame-name="_blank" xlink:show="new" text:style-name="Internet_20_link" text:visited-style-name="Visited_20_Internet_20_Link">System</text:a> is the java based file system for scalable and reliable storage of large datasets. Data in HDFS is stored in the form of blocks and it operates on the Master-Slave Architecture.</text:p>
            <text:p text:style-name="Text_20_body">2)Hadoop MapReduce-This is a java based programming paradigm of the Hadoop framework that provides scalability across various Hadoop clusters. <text:a xlink:type="simple" xlink:href="https://www.projectpro.io/hadoop-course/mapreduce" office:target-frame-name="_blank" xlink:show="new" text:style-name="Internet_20_link" text:visited-style-name="Visited_20_Internet_20_Link">MapReduce</text:a> distributes the workload into various tasks that can run in parallel. Hadoop jobs perform 2 separate tasks- job. The map job breaks down the data sets into key-value pairs or tuples. The reduce job then takes the output of the map job and combines the data tuples to into smaller set of tuples. The reduce job is always performed after the map job is executed.</text:p>
            <text:p text:style-name="Table_20_Contents"/>
          </table:table-cell>
          <table:table-cell table:style-name="Таблица1.C2" office:value-type="string">
            <text:p text:style-name="Table_20_Contents">Hadoop Framework работает со следующими двумя основными компонентами:<text:line-break/><text:line-break/>1) HDFS - Распределенная файловая система <text:soft-page-break/>Hadoop - это файловая система на основе Java для масштабируемого и надежного хранения больших наборов данных. Данные в HDFS хранятся в виде блоков и работают по архитектуре Master-Slave.<text:line-break/><text:line-break/>2) Hadoop MapReduce. Это парадигма программирования на основе java фреймворка Hadoop, которая обеспечивает масштабируемость между различными кластерами Hadoop. MapReduce распределяет рабочую нагрузку по различным задачам, которые могут выполняться параллельно. Задания Hadoop выполняют 2 отдельных задания - задание. Задание карты разбивает наборы данных на пары или кортежи 'ключ-значение'. Затем задание сокращения принимает выходные данные задания карты и объединяет кортежи данных в меньший набор кортежей. Задание сокращения всегда выполняется после выполнения задания карты.</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text:span text:style-name="Strong_20_Emphasis">7) What are the main components of a Hadoop Application?</text:span> </text:p>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ext_20_body">Hadoop applications have wide range of technologies that provide great advantage in solving complex business problems.</text:p>
            <text:p text:style-name="Text_20_body">Core components of a Hadoop application are-</text:p>
            <text:p text:style-name="Text_20_body">1) Hadoop Common</text:p>
            <text:p text:style-name="Text_20_body">2) HDFS</text:p>
            <text:p text:style-name="Text_20_body">3) Hadoop MapReduce</text:p>
            <text:p text:style-name="Text_20_body">4) YARN</text:p>
            <text:p text:style-name="Text_20_body">Data Access Components are - Pig and Hive</text:p>
            <text:p text:style-name="Text_20_body">Data Storage Component is - HBase</text:p>
            <text:p text:style-name="Text_20_body">Data Integration Components are - Apache Flume, Sqoop, Chukwa</text:p>
            <text:p text:style-name="Text_20_body">Data Management and Monitoring Components are - Ambari, Oozie and Zookeeper.</text:p>
            <text:p text:style-name="Text_20_body">Data Serialization Components are - Thrift and Avro</text:p>
            <text:p text:style-name="Text_20_body"><text:soft-page-break/>Data Intelligence Components are - Apache Mahout and Drill.</text:p>
          </table:table-cell>
          <table:table-cell table:style-name="Таблица1.C2" office:value-type="string">
            <text:p text:style-name="P1">В приложениях Hadoop используется широкий спектр технологий, обеспечивающих большие преимущества при решении сложных бизнес-задач.<text:line-break/>Основные компоненты приложения Hadoop:<text:line-break/>1) Hadoop Common<text:line-break/>2) HDFS<text:line-break/>3) Hadoop MapReduce<text:line-break/>4) YARN<text:line-break/>Компоненты доступа к данным: Pig and Hive<text:line-break/>Компонент хранилища данных - HBase<text:line-break/>Компоненты интеграции данных: Apache Flume, Sqoop, Chukwa.<text:line-break/>Компоненты управления данными и мониторинга: Ambari, Oozie и Zookeeper.<text:line-break/>Компоненты сериализации данных: Thrift и Avro.<text:line-break/>Компоненты Data Intelligence: Apache Mahout и Drill.</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text:span text:style-name="Strong_20_Emphasis">8. What is Hadoop streaming?</text:span> </text:p>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Hadoop distribution has a generic application programming interface for writing Map and Reduce jobs in any desired programming language like Python, Perl, Ruby, etc. This is referred to as Hadoop Streaming. Users can create and run jobs with any kind of shell scripts or executable as the Mapper or Reducers. The latest tool for Hadoop streaming is Spark. </text:p>
          </table:table-cell>
          <table:table-cell table:style-name="Таблица1.C2" office:value-type="string">
            <text:p text:style-name="Table_20_Contents">Распространение Hadoop имеет общий интерфейс прикладного программирования для написания заданий Map и Reduce на любом желаемом языке программирования, таком как Python, Perl, Ruby и т. Д. Это называется Hadoop Streaming. Пользователи могут создавать и запускать задания с помощью любых сценариев оболочки или исполняемых файлов, таких как Mapper или Reducers. Последний инструмент для потоковой передачи Hadoop - Spark.</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text:span text:style-name="Strong_20_Emphasis">9. What is the best hardware configuration to run Hadoop?</text:span></text:p>
          </table:table-cell>
          <table:table-cell table:style-name="Таблица1.C2" office:value-type="string">
            <text:p text:style-name="Table_20_Contents">9. Какая конфигурация оборудования лучше всего подходит для работы Hadoop?</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The best configuration for executing Hadoop jobs is dual core machines or dual processors with 4GB or 8GB RAM that use ECC memory. Hadoop highly benefits from using ECC memory though it is not low - end. ECC memory is recommended for running Hadoop because most of the Hadoop users have experienced various checksum errors by using non ECC memory. However, the hardware configuration also depends on the workflow requirements and can change accordingly.</text:p>
          </table:table-cell>
          <table:table-cell table:style-name="Таблица1.C2" office:value-type="string">
            <text:p text:style-name="Table_20_Contents">Лучшая конфигурация для выполнения заданий Hadoop - это двухъядерные машины или двухпроцессоры с 4 или 8 ГБ оперативной памяти, которые используют память ECC. Hadoop очень выигрывает от использования памяти ECC, хотя и не на низком уровне. Для работы Hadoop рекомендуется использовать память ECC, поскольку большинство пользователей Hadoop сталкивались с различными ошибками контрольной суммы при использовании памяти без ECC. Однако конфигурация оборудования также зависит от требований рабочего процесса и может соответственно меняться.</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text:span text:style-name="Strong_20_Emphasis">10. What are the most commonly defined input formats in Hadoop?</text:span></text:p>
          </table:table-cell>
          <table:table-cell table:style-name="Таблица1.C2" office:value-type="string">
            <text:p text:style-name="Table_20_Contents">10. Какие форматы ввода чаще всего определяются в Hadoop?</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ext_20_body">The most common Input Formats defined in Hadoop are:</text:p>
            <text:list xml:id="list4292834569" text:style-name="L1">
              <text:list-item>
                <text:p text:style-name="P3">Text Input Format- This is the default input format defined in Hadoop. </text:p>
              </text:list-item>
              <text:list-item>
                <text:p text:style-name="P3">Key Value Input Format- This input format is used for plain text files wherein the files are broken down into lines. </text:p>
              </text:list-item>
              <text:list-item>
                <text:p text:style-name="P2">Sequence File Input Format- This input format is used for reading files in sequence. </text:p>
              </text:list-item>
            </text:list>
            <text:p text:style-name="Table_20_Contents"/>
          </table:table-cell>
          <table:table-cell table:style-name="Таблица1.C2" office:value-type="string">
            <text:p text:style-name="Table_20_Contents">Наиболее распространенные входные форматы, определенные в Hadoop:<text:line-break/><text:line-break/>Формат ввода текста - это формат ввода по умолчанию, определенный в Hadoop.<text:line-break/>Формат ввода ключевого значения - этот формат ввода используется для текстовых файлов, в которых файлы разбиты на строки.<text:line-break/>Формат ввода файла последовательности - этот формат ввода используется для последовательного чтения файлов.</text:p>
          </table:table-cell>
        </table:table-row>
        <text:soft-page-break/>
        <table:table-row table:style-name="TableLine94190912643920">
          <table:table-cell table:style-name="Таблица1.A2" office:value-type="string">
            <text:p text:style-name="Table_20_Contents"/>
          </table:table-cell>
          <table:table-cell table:style-name="Таблица1.A2" office:value-type="string">
            <text:p text:style-name="Table_20_Contents"><text:span text:style-name="Strong_20_Emphasis">11. What are the steps involved in deploying a big data solution?</text:span></text:p>
          </table:table-cell>
          <table:table-cell table:style-name="Таблица1.C2" office:value-type="string">
            <text:p text:style-name="Table_20_Contents">11. Какие шаги необходимо выполнить при развертывании решения для работы с большими данными?</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ext_20_body"><text:span text:style-name="Strong_20_Emphasis">i) Data Ingestion </text:span>– The foremost step in deploying big data solutions is to extract data from different sources which could be an Enterprise Resource Planning System like SAP, any CRM like Salesforce or Siebel , RDBMS like MySQL or Oracle, or could be the log files, flat files, documents, images, social media feeds. This data needs to be stored in HDFS. Data can either be ingested through batch jobs that run every 15 minutes, once every night and so on or through streaming in real-time from 100 ms to 120 seconds.</text:p>
            <text:p text:style-name="Text_20_body"><text:span text:style-name="Strong_20_Emphasis">ii) Data Storage</text:span> – The subsequent step after ingesting data is to store it either in HDFS or NoSQL database like HBase.  HBase storage works well for random read/write access whereas HDFS is optimized for sequential access.</text:p>
            <text:p text:style-name="Text_20_body"><text:span text:style-name="Strong_20_Emphasis">iii) Data Processing</text:span> – The ultimate step is to process the data using one of the processing frameworks like mapreduce, spark, pig, hive, etc.</text:p>
            <text:p text:style-name="Table_20_Contents"/>
          </table:table-cell>
          <table:table-cell table:style-name="Таблица1.C2" office:value-type="string">
            <text:p text:style-name="Table_20_Contents">i) Прием данных - Первым шагом в развертывании решений для больших данных является извлечение данных из различных источников, которые могут быть системой планирования корпоративных ресурсов, например SAP, любой CRM, такой как Salesforce или Siebel, РСУБД, такой как MySQL или Oracle, или могут быть файлами журнала. , плоские файлы, документы, изображения, каналы социальных сетей. Эти данные необходимо хранить в HDFS. Данные могут быть получены либо посредством пакетных заданий, которые выполняются каждые 15 минут, один раз каждую ночь и так далее, либо посредством потоковой передачи в реальном времени от 100 мс до 120 секунд.<text:line-break/><text:line-break/>ii) Хранение данных. Следующим шагом после приема данных является их сохранение либо в базе данных HDFS, либо в базе данных NoSQL, такой как HBase. Хранилище HBase хорошо работает для произвольного доступа для чтения / записи, тогда как HDFS оптимизирован для последовательного доступа.<text:line-break/><text:line-break/>iii) Обработка данных - конечным шагом является обработка данных с использованием одной из сред обработки, таких как mapreduce, spark, pig, hive и т. д.</text:p>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C2" office:value-type="string">
            <text:p text:style-name="Table_20_Contents"/>
          </table:table-cell>
        </table:table-row>
        <table:table-row table:style-name="TableLine94190912643920">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C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30T07:44:59.146745422</meta:creation-date>
    <dc:date>2021-10-30T09:12:36.942571541</dc:date>
    <meta:editing-duration>PT3M55S</meta:editing-duration>
    <meta:editing-cycles>2</meta:editing-cycles>
    <meta:generator>LibreOffice/7.2.2.2$Linux_X86_64 LibreOffice_project/20$Build-2</meta:generator>
    <meta:document-statistic meta:table-count="1" meta:image-count="0" meta:object-count="0" meta:page-count="5" meta:paragraph-count="61" meta:word-count="1775" meta:character-count="11987" meta:non-whitespace-character-count="10251"/>
  </office:meta>
</office:document-meta>
</file>